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/>
      <table:table table:name="GeneticG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NoControl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$G:$P = 2:1</text:p>
          </table:table-cell>
          <table:table-cell office:value-type="string" calcext:value-type="string">
            <text:p>$G:$P = 1:1</text:p>
          </table:table-cell>
          <table:table-cell office:value-type="string" calcext:value-type="string">
            <text:p>$G:$P = 1:2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 initial TP</text:p>
          </table:table-cell>
          <table:table-cell table:number-columns-repeated="3" office:value-type="float" office:value="3.01429965163849" calcext:value-type="float">
            <text:p>3.0142996516384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initial TP</text:p>
          </table:table-cell>
          <table:table-cell office:value-type="float" office:value="5.43190044183282" calcext:value-type="float">
            <text:p>5.43190044183282</text:p>
          </table:table-cell>
          <table:table-cell office:value-type="float" office:value="5.4097631429087" calcext:value-type="float">
            <text:p>5.4097631429087</text:p>
          </table:table-cell>
          <table:table-cell office:value-type="float" office:value="6.50217502603468" calcext:value-type="float">
            <text:p>6.50217502603468</text:p>
          </table:table-cell>
          <table:table-cell table:style-name="ce1" table:formula="of:=[.C3]/[.$C$2]" office:value-type="percentage" office:value="1.80204394705091" calcext:value-type="percentage">
            <text:p>180%</text:p>
          </table:table-cell>
          <table:table-cell table:style-name="ce1" table:formula="of:=[.D3]/[.$C$2]" office:value-type="percentage" office:value="1.79469985340313" calcext:value-type="percentage">
            <text:p>179%</text:p>
          </table:table-cell>
          <table:table-cell table:style-name="ce1" table:formula="of:=[.E3]/[.$C$2]" office:value-type="percentage" office:value="2.15710970291234" calcext:value-type="percentage">
            <text:p>216%</text:p>
          </table:table-cell>
          <table:table-cell table:style-name="ce1" table:formula="of:=[.C3]/[.C$7]" office:value-type="percentage" office:value="0.762084596115084" calcext:value-type="percentage">
            <text:p>76%</text:p>
          </table:table-cell>
          <table:table-cell table:style-name="ce1" table:formula="of:=[.D3]/[.D$7]" office:value-type="percentage" office:value="0.738050802503919" calcext:value-type="percentage">
            <text:p>74%</text:p>
          </table:table-cell>
          <table:table-cell table:style-name="ce1" table:formula="of:=[.E3]/[.E$7]" office:value-type="percentage" office:value="0.893279157706928" calcext:value-type="percentage">
            <text:p>89%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 initial TP</text:p>
          </table:table-cell>
          <table:table-cell office:value-type="float" office:value="5.58091115472489" calcext:value-type="float">
            <text:p>5.58091115472489</text:p>
          </table:table-cell>
          <table:table-cell office:value-type="float" office:value="6.30186165606332" calcext:value-type="float">
            <text:p>6.30186165606332</text:p>
          </table:table-cell>
          <table:table-cell office:value-type="float" office:value="7.0180874326062" calcext:value-type="float">
            <text:p>7.0180874326062</text:p>
          </table:table-cell>
          <table:table-cell table:style-name="ce1" table:formula="of:=[.C4]/[.$C$2]" office:value-type="percentage" office:value="1.85147855213773" calcext:value-type="percentage">
            <text:p>185%</text:p>
          </table:table-cell>
          <table:table-cell table:style-name="ce1" table:formula="of:=[.D4]/[.$C$2]" office:value-type="percentage" office:value="2.09065533767945" calcext:value-type="percentage">
            <text:p>209%</text:p>
          </table:table-cell>
          <table:table-cell table:style-name="ce1" table:formula="of:=[.E4]/[.$C$2]" office:value-type="percentage" office:value="2.32826468622367" calcext:value-type="percentage">
            <text:p>233%</text:p>
          </table:table-cell>
          <table:table-cell table:style-name="ce1" table:formula="of:=[.C4]/[.C$7]" office:value-type="percentage" office:value="0.782990496392015" calcext:value-type="percentage">
            <text:p>78%</text:p>
          </table:table-cell>
          <table:table-cell table:style-name="ce1" table:formula="of:=[.D4]/[.D$7]" office:value-type="percentage" office:value="0.859759277746386" calcext:value-type="percentage">
            <text:p>86%</text:p>
          </table:table-cell>
          <table:table-cell table:style-name="ce1" table:formula="of:=[.E4]/[.E$7]" office:value-type="percentage" office:value="0.964156025546921" calcext:value-type="percentage">
            <text:p>96%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 initial TP</text:p>
          </table:table-cell>
          <table:table-cell office:value-type="float" office:value="6.35413989767566" calcext:value-type="float">
            <text:p>6.35413989767566</text:p>
          </table:table-cell>
          <table:table-cell office:value-type="float" office:value="6.61985413935575" calcext:value-type="float">
            <text:p>6.61985413935575</text:p>
          </table:table-cell>
          <table:table-cell office:value-type="float" office:value="7.02425221566777" calcext:value-type="float">
            <text:p>7.02425221566777</text:p>
          </table:table-cell>
          <table:table-cell table:style-name="ce1" table:formula="of:=[.C5]/[.$C$2]" office:value-type="percentage" office:value="2.10799874996559" calcext:value-type="percentage">
            <text:p>211%</text:p>
          </table:table-cell>
          <table:table-cell table:style-name="ce1" table:formula="of:=[.D5]/[.$C$2]" office:value-type="percentage" office:value="2.19614998653415" calcext:value-type="percentage">
            <text:p>220%</text:p>
          </table:table-cell>
          <table:table-cell table:style-name="ce1" table:formula="of:=[.E5]/[.$C$2]" office:value-type="percentage" office:value="2.33030986546065" calcext:value-type="percentage">
            <text:p>233%</text:p>
          </table:table-cell>
          <table:table-cell table:style-name="ce1" table:formula="of:=[.C5]/[.C$7]" office:value-type="percentage" office:value="0.891472918075977" calcext:value-type="percentage">
            <text:p>89%</text:p>
          </table:table-cell>
          <table:table-cell table:style-name="ce1" table:formula="of:=[.D5]/[.D$7]" office:value-type="percentage" office:value="0.903142805136461" calcext:value-type="percentage">
            <text:p>90%</text:p>
          </table:table-cell>
          <table:table-cell table:style-name="ce1" table:formula="of:=[.E5]/[.E$7]" office:value-type="percentage" office:value="0.965002953259361" calcext:value-type="percentage">
            <text:p>97%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 initial TP</text:p>
          </table:table-cell>
          <table:table-cell office:value-type="float" office:value="6.7794039018559" calcext:value-type="float">
            <text:p>6.7794039018559</text:p>
          </table:table-cell>
          <table:table-cell office:value-type="float" office:value="7.07447198899273" calcext:value-type="float">
            <text:p>7.07447198899273</text:p>
          </table:table-cell>
          <table:table-cell office:value-type="float" office:value="7.26195287373777" calcext:value-type="float">
            <text:p>7.26195287373777</text:p>
          </table:table-cell>
          <table:table-cell table:style-name="ce1" table:formula="of:=[.C6]/[.$C$2]" office:value-type="percentage" office:value="2.24908094262321" calcext:value-type="percentage">
            <text:p>225%</text:p>
          </table:table-cell>
          <table:table-cell table:style-name="ce1" table:formula="of:=[.D6]/[.$C$2]" office:value-type="percentage" office:value="2.3469703767332" calcext:value-type="percentage">
            <text:p>235%</text:p>
          </table:table-cell>
          <table:table-cell table:style-name="ce1" table:formula="of:=[.E6]/[.$C$2]" office:value-type="percentage" office:value="2.40916753906347" calcext:value-type="percentage">
            <text:p>241%</text:p>
          </table:table-cell>
          <table:table-cell table:style-name="ce1" table:formula="of:=[.C6]/[.C$7]" office:value-type="percentage" office:value="0.951136593862831" calcext:value-type="percentage">
            <text:p>95%</text:p>
          </table:table-cell>
          <table:table-cell table:style-name="ce1" table:formula="of:=[.D6]/[.D$7]" office:value-type="percentage" office:value="0.965166050867099" calcext:value-type="percentage">
            <text:p>97%</text:p>
          </table:table-cell>
          <table:table-cell table:style-name="ce1" table:formula="of:=[.E6]/[.E$7]" office:value-type="percentage" office:value="0.99765864812715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 initial TP</text:p>
          </table:table-cell>
          <table:table-cell office:value-type="float" office:value="7.12768696483735" calcext:value-type="float">
            <text:p>7.12768696483735</text:p>
          </table:table-cell>
          <table:table-cell office:value-type="float" office:value="7.32979779244936" calcext:value-type="float">
            <text:p>7.32979779244936</text:p>
          </table:table-cell>
          <table:table-cell office:value-type="float" office:value="7.27899556363314" calcext:value-type="float">
            <text:p>7.27899556363314</text:p>
          </table:table-cell>
          <table:table-cell table:style-name="ce1" table:formula="of:=[.C7]/[.$C$2]" office:value-type="percentage" office:value="2.36462455249362" calcext:value-type="percentage">
            <text:p>236%</text:p>
          </table:table-cell>
          <table:table-cell table:style-name="ce1" table:formula="of:=[.D7]/[.$C$2]" office:value-type="percentage" office:value="2.43167522793067" calcext:value-type="percentage">
            <text:p>243%</text:p>
          </table:table-cell>
          <table:table-cell table:style-name="ce1" table:formula="of:=[.E7]/[.$C$2]" office:value-type="percentage" office:value="2.41482148587201" calcext:value-type="percentage">
            <text:p>241%</text:p>
          </table:table-cell>
          <table:table-cell table:style-name="ce1" table:formula="of:=[.C7]/[.C$7]" office:value-type="percentage" office:value="1" calcext:value-type="percentage">
            <text:p>100%</text:p>
          </table:table-cell>
          <table:table-cell table:style-name="ce1" table:formula="of:=[.D7]/[.D$7]" office:value-type="percentage" office:value="1" calcext:value-type="percentage">
            <text:p>100%</text:p>
          </table:table-cell>
          <table:table-cell table:style-name="ce1" table:formula="of:=[.E7]/[.E$7]" office:value-type="percentage" office:value="1" calcext:value-type="percentage">
            <text:p>100%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 initial TP</text:p>
          </table:table-cell>
          <table:table-cell office:value-type="float" office:value="7.11432651420504" calcext:value-type="float">
            <text:p>7.11432651420504</text:p>
          </table:table-cell>
          <table:table-cell office:value-type="float" office:value="7.27330186855889" calcext:value-type="float">
            <text:p>7.27330186855889</text:p>
          </table:table-cell>
          <table:table-cell office:value-type="float" office:value="7.23758817954924" calcext:value-type="float">
            <text:p>7.23758817954924</text:p>
          </table:table-cell>
          <table:table-cell table:style-name="ce1" table:formula="of:=[.C8]/[.$C$2]" office:value-type="percentage" office:value="2.36019219600078" calcext:value-type="percentage">
            <text:p>236%</text:p>
          </table:table-cell>
          <table:table-cell table:style-name="ce1" table:formula="of:=[.D8]/[.$C$2]" office:value-type="percentage" office:value="2.41293259102668" calcext:value-type="percentage">
            <text:p>241%</text:p>
          </table:table-cell>
          <table:table-cell table:style-name="ce1" table:formula="of:=[.E8]/[.$C$2]" office:value-type="percentage" office:value="2.40108450253613" calcext:value-type="percentage">
            <text:p>240%</text:p>
          </table:table-cell>
          <table:table-cell table:style-name="ce1" table:formula="of:=[.C8]/[.C$7]" office:value-type="percentage" office:value="0.998125555920424" calcext:value-type="percentage">
            <text:p>100%</text:p>
          </table:table-cell>
          <table:table-cell table:style-name="ce1" table:formula="of:=[.D8]/[.D$7]" office:value-type="percentage" office:value="0.9922922943456" calcext:value-type="percentage">
            <text:p>99%</text:p>
          </table:table-cell>
          <table:table-cell table:style-name="ce1" table:formula="of:=[.E8]/[.E$7]" office:value-type="percentage" office:value="0.994311387646562" calcext:value-type="percentage">
            <text:p>99%</text:p>
          </table:table-cell>
          <table:table-cell table:number-columns-repeated="5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thout initial TP</text:p>
          </table:table-cell>
          <table:table-cell table:number-columns-repeated="3" office:value-type="float" office:value="3.01429965163849" calcext:value-type="float">
            <text:p>3.01429965163849</text:p>
          </table:table-cell>
          <table:table-cell table:style-name="ce1" table:formula="of:=[.C17]/[.$C$17]" office:value-type="percentage" office:value="1" calcext:value-type="percentage">
            <text:p>100%</text:p>
          </table:table-cell>
          <table:table-cell table:style-name="ce1" table:formula="of:=[.D17]/[.$C$17]" office:value-type="percentage" office:value="1" calcext:value-type="percentage">
            <text:p>100%</text:p>
          </table:table-cell>
          <table:table-cell table:style-name="ce1" table:formula="of:=[.E17]/[.$C$17]" office:value-type="percentage" office:value="1" calcext:value-type="percentage">
            <text:p>100%</text:p>
          </table:table-cell>
          <table:table-cell table:number-columns-repeated="5"/>
          <table:table-cell table:style-name="ce1" table:formula="of:=[.C17]/[.C$22]" office:value-type="percentage" office:value="0.442433799788128" calcext:value-type="percentage">
            <text:p>44%</text:p>
          </table:table-cell>
          <table:table-cell table:style-name="ce1" table:formula="of:=[.D17]/[.D$22]" office:value-type="percentage" office:value="0.432874756488489" calcext:value-type="percentage">
            <text:p>43%</text:p>
          </table:table-cell>
          <table:table-cell table:style-name="ce1" table:formula="of:=[.E17]/[.E$22]" office:value-type="percentage" office:value="0.430914158089015" calcext:value-type="percentage">
            <text:p>4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out initial TP</text:p>
          </table:table-cell>
          <table:table-cell office:value-type="float" office:value="3.9337990936157" calcext:value-type="float">
            <text:p>3.9337990936157</text:p>
          </table:table-cell>
          <table:table-cell office:value-type="float" office:value="4.53720164515198" calcext:value-type="float">
            <text:p>4.53720164515198</text:p>
          </table:table-cell>
          <table:table-cell office:value-type="float" office:value="5.6111883607263" calcext:value-type="float">
            <text:p>5.6111883607263</text:p>
          </table:table-cell>
          <table:table-cell table:style-name="ce1" table:formula="of:=[.C18]/[.$C$17]" office:value-type="percentage" office:value="1.3050457977784" calcext:value-type="percentage">
            <text:p>131%</text:p>
          </table:table-cell>
          <table:table-cell table:style-name="ce1" table:formula="of:=[.D18]/[.$C$17]" office:value-type="percentage" office:value="1.50522581346074" calcext:value-type="percentage">
            <text:p>151%</text:p>
          </table:table-cell>
          <table:table-cell table:style-name="ce1" table:formula="of:=[.E18]/[.$C$17]" office:value-type="percentage" office:value="1.86152307640556" calcext:value-type="percentage">
            <text:p>186%</text:p>
          </table:table-cell>
          <table:table-cell/>
          <table:table-cell table:style-name="ce1" table:formula="of:=1 - ([.C17]/[.C2])" office:value-type="percentage" office:value="0" calcext:value-type="percentage">
            <text:p>0%</text:p>
          </table:table-cell>
          <table:table-cell table:style-name="ce1" table:formula="of:=1 - ([.D17]/[.D2])" office:value-type="percentage" office:value="0" calcext:value-type="percentage">
            <text:p>0%</text:p>
          </table:table-cell>
          <table:table-cell table:style-name="ce1" table:formula="of:=1 - ([.E17]/[.E2])" office:value-type="percentage" office:value="0" calcext:value-type="percentage">
            <text:p>0%</text:p>
          </table:table-cell>
          <table:table-cell/>
          <table:table-cell table:style-name="ce1" table:formula="of:=[.C18]/[.C$22]" office:value-type="percentage" office:value="0.577396371208626" calcext:value-type="percentage">
            <text:p>58%</text:p>
          </table:table-cell>
          <table:table-cell table:style-name="ce1" table:formula="of:=[.D18]/[.D$22]" office:value-type="percentage" office:value="0.651574257462007" calcext:value-type="percentage">
            <text:p>65%</text:p>
          </table:table-cell>
          <table:table-cell table:style-name="ce1" table:formula="of:=[.E18]/[.E$22]" office:value-type="percentage" office:value="0.802156649232576" calcext:value-type="percentage">
            <text:p>8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thout initial TP</text:p>
          </table:table-cell>
          <table:table-cell office:value-type="float" office:value="4.63967270475571" calcext:value-type="float">
            <text:p>4.63967270475571</text:p>
          </table:table-cell>
          <table:table-cell office:value-type="float" office:value="5.7524931617722" calcext:value-type="float">
            <text:p>5.7524931617722</text:p>
          </table:table-cell>
          <table:table-cell office:value-type="float" office:value="6.51670015450288" calcext:value-type="float">
            <text:p>6.51670015450288</text:p>
          </table:table-cell>
          <table:table-cell table:style-name="ce1" table:formula="of:=[.C19]/[.$C$17]" office:value-type="percentage" office:value="1.53922079453306" calcext:value-type="percentage">
            <text:p>154%</text:p>
          </table:table-cell>
          <table:table-cell table:style-name="ce1" table:formula="of:=[.D19]/[.$C$17]" office:value-type="percentage" office:value="1.90840122966716" calcext:value-type="percentage">
            <text:p>191%</text:p>
          </table:table-cell>
          <table:table-cell table:style-name="ce1" table:formula="of:=[.E19]/[.$C$17]" office:value-type="percentage" office:value="2.16192844363054" calcext:value-type="percentage">
            <text:p>216%</text:p>
          </table:table-cell>
          <table:table-cell/>
          <table:table-cell table:style-name="ce1" table:formula="of:=1 - ([.C18]/[.C3])" office:value-type="percentage" office:value="0.275796908330601" calcext:value-type="percentage">
            <text:p>28%</text:p>
          </table:table-cell>
          <table:table-cell table:style-name="ce1" table:formula="of:=1 - ([.D18]/[.D3])" office:value-type="percentage" office:value="0.161293844981088" calcext:value-type="percentage">
            <text:p>16%</text:p>
          </table:table-cell>
          <table:table-cell table:style-name="ce1" table:formula="of:=1 - ([.E18]/[.E3])" office:value-type="percentage" office:value="0.137029019019155" calcext:value-type="percentage">
            <text:p>14%</text:p>
          </table:table-cell>
          <table:table-cell/>
          <table:table-cell table:style-name="ce1" table:formula="of:=[.C19]/[.C$22]" office:value-type="percentage" office:value="0.681003304838161" calcext:value-type="percentage">
            <text:p>68%</text:p>
          </table:table-cell>
          <table:table-cell table:style-name="ce1" table:formula="of:=[.D19]/[.D$22]" office:value-type="percentage" office:value="0.826098717574507" calcext:value-type="percentage">
            <text:p>83%</text:p>
          </table:table-cell>
          <table:table-cell table:style-name="ce1" table:formula="of:=[.E19]/[.E$22]" office:value-type="percentage" office:value="0.931605575135748" calcext:value-type="percentage">
            <text:p>93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thout initial TP</text:p>
          </table:table-cell>
          <table:table-cell office:value-type="float" office:value="5.6116789603664" calcext:value-type="float">
            <text:p>5.6116789603664</text:p>
          </table:table-cell>
          <table:table-cell office:value-type="float" office:value="6.24271869046711" calcext:value-type="float">
            <text:p>6.24271869046711</text:p>
          </table:table-cell>
          <table:table-cell office:value-type="float" office:value="6.6999135931241" calcext:value-type="float">
            <text:p>6.6999135931241</text:p>
          </table:table-cell>
          <table:table-cell table:style-name="ce1" table:formula="of:=[.C20]/[.$C$17]" office:value-type="percentage" office:value="1.86168583382745" calcext:value-type="percentage">
            <text:p>186%</text:p>
          </table:table-cell>
          <table:table-cell table:style-name="ce1" table:formula="of:=[.D20]/[.$C$17]" office:value-type="percentage" office:value="2.07103453934108" calcext:value-type="percentage">
            <text:p>207%</text:p>
          </table:table-cell>
          <table:table-cell table:style-name="ce1" table:formula="of:=[.E20]/[.$C$17]" office:value-type="percentage" office:value="2.22270987208661" calcext:value-type="percentage">
            <text:p>222%</text:p>
          </table:table-cell>
          <table:table-cell/>
          <table:table-cell table:style-name="ce1" table:formula="of:=1 - ([.C19]/[.C4])" office:value-type="percentage" office:value="0.168653186527134" calcext:value-type="percentage">
            <text:p>17%</text:p>
          </table:table-cell>
          <table:table-cell table:style-name="ce1" table:formula="of:=1 - ([.D19]/[.D4])" office:value-type="percentage" office:value="0.0871755878300734" calcext:value-type="percentage">
            <text:p>9%</text:p>
          </table:table-cell>
          <table:table-cell table:style-name="ce1" table:formula="of:=1 - ([.E19]/[.E4])" office:value-type="percentage" office:value="0.0714421532815142" calcext:value-type="percentage">
            <text:p>7%</text:p>
          </table:table-cell>
          <table:table-cell/>
          <table:table-cell table:style-name="ce1" table:formula="of:=[.C20]/[.C$22]" office:value-type="percentage" office:value="0.823672737472009" calcext:value-type="percentage">
            <text:p>82%</text:p>
          </table:table-cell>
          <table:table-cell table:style-name="ce1" table:formula="of:=[.D20]/[.D$22]" office:value-type="percentage" office:value="0.896498571896522" calcext:value-type="percentage">
            <text:p>90%</text:p>
          </table:table-cell>
          <table:table-cell table:style-name="ce1" table:formula="of:=[.E20]/[.E$22]" office:value-type="percentage" office:value="0.957797153206343" calcext:value-type="percentage">
            <text:p>9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thout initial TP</text:p>
          </table:table-cell>
          <table:table-cell office:value-type="float" office:value="6.42866174336062" calcext:value-type="float">
            <text:p>6.42866174336062</text:p>
          </table:table-cell>
          <table:table-cell office:value-type="float" office:value="6.90334162456771" calcext:value-type="float">
            <text:p>6.90334162456771</text:p>
          </table:table-cell>
          <table:table-cell office:value-type="float" office:value="7.05144038192677" calcext:value-type="float">
            <text:p>7.05144038192677</text:p>
          </table:table-cell>
          <table:table-cell table:style-name="ce1" table:formula="of:=[.C21]/[.$C$17]" office:value-type="percentage" office:value="2.13272152284733" calcext:value-type="percentage">
            <text:p>213%</text:p>
          </table:table-cell>
          <table:table-cell table:style-name="ce1" table:formula="of:=[.D21]/[.$C$17]" office:value-type="percentage" office:value="2.29019753255628" calcext:value-type="percentage">
            <text:p>229%</text:p>
          </table:table-cell>
          <table:table-cell table:style-name="ce1" table:formula="of:=[.E21]/[.$C$17]" office:value-type="percentage" office:value="2.33932959455235" calcext:value-type="percentage">
            <text:p>234%</text:p>
          </table:table-cell>
          <table:table-cell/>
          <table:table-cell table:style-name="ce1" table:formula="of:=1 - ([.C20]/[.C5])" office:value-type="percentage" office:value="0.116846803700506" calcext:value-type="percentage">
            <text:p>12%</text:p>
          </table:table-cell>
          <table:table-cell table:style-name="ce1" table:formula="of:=1 - ([.D20]/[.D5])" office:value-type="percentage" office:value="0.0569703562872373" calcext:value-type="percentage">
            <text:p>6%</text:p>
          </table:table-cell>
          <table:table-cell table:style-name="ce1" table:formula="of:=1 - ([.E20]/[.E5])" office:value-type="percentage" office:value="0.0461741139961097" calcext:value-type="percentage">
            <text:p>5%</text:p>
          </table:table-cell>
          <table:table-cell/>
          <table:table-cell table:style-name="ce1" table:formula="of:=[.C21]/[.C$22]" office:value-type="percentage" office:value="0.943588087243268" calcext:value-type="percentage">
            <text:p>94%</text:p>
          </table:table-cell>
          <table:table-cell table:style-name="ce1" table:formula="of:=[.D21]/[.D$22]" office:value-type="percentage" office:value="0.991368699215836" calcext:value-type="percentage">
            <text:p>99%</text:p>
          </table:table-cell>
          <table:table-cell table:style-name="ce1" table:formula="of:=[.E21]/[.E$22]" office:value-type="percentage" office:value="1.00805024272924" calcext:value-type="percentage">
            <text:p>10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thout initial TP</text:p>
          </table:table-cell>
          <table:table-cell office:value-type="float" office:value="6.81299587211007" calcext:value-type="float">
            <text:p>6.81299587211007</text:p>
          </table:table-cell>
          <table:table-cell office:value-type="float" office:value="6.96344521470992" calcext:value-type="float">
            <text:p>6.96344521470992</text:p>
          </table:table-cell>
          <table:table-cell office:value-type="float" office:value="6.99512790437445" calcext:value-type="float">
            <text:p>6.99512790437445</text:p>
          </table:table-cell>
          <table:table-cell table:style-name="ce1" table:formula="of:=[.C22]/[.$C$17]" office:value-type="percentage" office:value="2.26022514662957" calcext:value-type="percentage">
            <text:p>226%</text:p>
          </table:table-cell>
          <table:table-cell table:style-name="ce1" table:formula="of:=[.D22]/[.$C$17]" office:value-type="percentage" office:value="2.31013702002878" calcext:value-type="percentage">
            <text:p>231%</text:p>
          </table:table-cell>
          <table:table-cell table:style-name="ce1" table:formula="of:=[.E22]/[.$C$17]" office:value-type="percentage" office:value="2.32064781634171" calcext:value-type="percentage">
            <text:p>232%</text:p>
          </table:table-cell>
          <table:table-cell/>
          <table:table-cell table:style-name="ce1" table:formula="of:=1 - ([.C21]/[.C6])" office:value-type="percentage" office:value="0.0517364304550821" calcext:value-type="percentage">
            <text:p>5%</text:p>
          </table:table-cell>
          <table:table-cell table:style-name="ce1" table:formula="of:=1 - ([.D21]/[.D6])" office:value-type="percentage" office:value="0.0241898426753664" calcext:value-type="percentage">
            <text:p>2%</text:p>
          </table:table-cell>
          <table:table-cell table:style-name="ce1" table:formula="of:=1 - ([.E21]/[.E6])" office:value-type="percentage" office:value="0.0289884133746311" calcext:value-type="percentage">
            <text:p>3%</text:p>
          </table:table-cell>
          <table:table-cell/>
          <table:table-cell table:style-name="ce1" table:formula="of:=[.C22]/[.C$22]" office:value-type="percentage" office:value="1" calcext:value-type="percentage">
            <text:p>100%</text:p>
          </table:table-cell>
          <table:table-cell table:style-name="ce1" table:formula="of:=[.D22]/[.D$22]" office:value-type="percentage" office:value="1" calcext:value-type="percentage">
            <text:p>100%</text:p>
          </table:table-cell>
          <table:table-cell table:style-name="ce1" table:formula="of:=[.E22]/[.E$22]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thout initial TP</text:p>
          </table:table-cell>
          <table:table-cell office:value-type="float" office:value="6.78136421076102" calcext:value-type="float">
            <text:p>6.78136421076102</text:p>
          </table:table-cell>
          <table:table-cell office:value-type="float" office:value="6.91621815499149" calcext:value-type="float">
            <text:p>6.91621815499149</text:p>
          </table:table-cell>
          <table:table-cell office:value-type="float" office:value="7.01123833983976" calcext:value-type="float">
            <text:p>7.01123833983976</text:p>
          </table:table-cell>
          <table:table-cell table:style-name="ce1" table:formula="of:=[.C23]/[.$C$17]" office:value-type="percentage" office:value="2.2497312790634" calcext:value-type="percentage">
            <text:p>225%</text:p>
          </table:table-cell>
          <table:table-cell table:style-name="ce1" table:formula="of:=[.D23]/[.$C$17]" office:value-type="percentage" office:value="2.29446934754215" calcext:value-type="percentage">
            <text:p>229%</text:p>
          </table:table-cell>
          <table:table-cell table:style-name="ce1" table:formula="of:=[.E23]/[.$C$17]" office:value-type="percentage" office:value="2.32599248585941" calcext:value-type="percentage">
            <text:p>233%</text:p>
          </table:table-cell>
          <table:table-cell/>
          <table:table-cell table:style-name="ce1" table:formula="of:=1 - ([.C22]/[.C7])" office:value-type="percentage" office:value="0.0441505209585844" calcext:value-type="percentage">
            <text:p>4%</text:p>
          </table:table-cell>
          <table:table-cell table:style-name="ce1" table:formula="of:=1 - ([.D22]/[.D7])" office:value-type="percentage" office:value="0.0499812666205922" calcext:value-type="percentage">
            <text:p>5%</text:p>
          </table:table-cell>
          <table:table-cell table:style-name="ce1" table:formula="of:=1 - ([.E22]/[.E7])" office:value-type="percentage" office:value="0.0389981909972485" calcext:value-type="percentage">
            <text:p>4%</text:p>
          </table:table-cell>
          <table:table-cell/>
          <table:table-cell table:style-name="ce1" table:formula="of:=[.C23]/[.C$22]" office:value-type="percentage" office:value="0.995357158298225" calcext:value-type="percentage">
            <text:p>100%</text:p>
          </table:table-cell>
          <table:table-cell table:style-name="ce1" table:formula="of:=[.D23]/[.D$22]" office:value-type="percentage" office:value="0.993217860087609" calcext:value-type="percentage">
            <text:p>99%</text:p>
          </table:table-cell>
          <table:table-cell table:style-name="ce1" table:formula="of:=[.E23]/[.E$22]" office:value-type="percentage" office:value="1.00230309376548" calcext:value-type="percentage">
            <text:p>100%</text:p>
          </table:table-cell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ir</text:p>
          </table:table-cell>
        </table:table-row>
      </table:table>
      <table:named-expressions/>
      <table:database-ranges>
        <table:database-range table:name="__Anonymous_Sheet_DB__0" table:target-range-address="GeneticGain.A1:GeneticGain.E1048576">
          <table:sort>
            <table:sort-by table:field-number="1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number-style style:name="N115">
      <number:number number:decimal-places="14" loext:min-decimal-places="14" number:min-integer-digits="1"/>
    </number:number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7:17:07.746015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20:41:35.450055229</dc:date>
    <meta:editing-duration>PT13H42M27S</meta:editing-duration>
    <meta:editing-cycles>8</meta:editing-cycles>
    <meta:generator>LibreOffice/6.2.8.2$Linux_X86_64 LibreOffice_project/20$Build-2</meta:generator>
    <meta:document-statistic meta:table-count="1" meta:cell-count="172" meta:object-count="0"/>
  </office:meta>
</office:document-meta>
</file>